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gam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月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Tuesda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Wednesda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Thursda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金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Saturda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Sunday</text:p>
          </table:table-cell>
        </table:table-row>
      </table:table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mbers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kanj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一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二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三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四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五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六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七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21:45:47.891776471</meta:creation-date>
    <meta:generator>LibreOffice/5.0.2.2$Linux_X86_64 LibreOffice_project/00m0$Build-2</meta:generator>
    <dc:date>2016-01-31T22:34:00.143398610</dc:date>
    <meta:editing-duration>PT48M13S</meta:editing-duration>
    <meta:editing-cycles>1</meta:editing-cycles>
    <meta:document-statistic meta:table-count="2" meta:cell-count="56" meta:object-count="0"/>
  </office:meta>
</office:document-meta>
</file>